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5.878cm" svg:height="5.235cm" svg:x="4.5cm" svg:y="4.5cm">
          <draw:text-box>
            <text:p>英语时态</text:p>
            <text:p/>
            <text:p>一般现在时<text:tab/>动词原形（主语第三人称单数，动词+s）</text:p>
            <text:p>一般过去时<text:tab/>动词过去式</text:p>
            <text:p>将来时<text:tab/><text:tab/>will + 动词原形</text:p>
            <text:p>现在进行时<text:tab/>be + 动词+ ing</text:p>
            <text:p>完成时<text:tab/><text:tab/>have +动词过去分词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1M56S</meta:editing-duration>
    <meta:editing-cycles>3</meta:editing-cycles>
    <meta:generator>OpenOffice/4.1.2$Win32 OpenOffice.org_project/412m3$Build-9782</meta:generator>
    <dc:date>2025-03-16T10:40:23.10</dc:date>
    <dc:creator>Eric Zhang</dc:creator>
    <meta:document-statistic meta:object-count="24"/>
  </office:meta>
</office:document-meta>
</file>